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" style:font-size-asian="10.5pt" style:language-asian="zh" style:country-asian="CN" style:font-style-asian="normal" style:font-weight-asian="normal" style:font-name-complex="Noto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Planning and Management</text:p>
      <text:list xml:id="list4272166463" text:style-name="L1">
        <text:list-item>
          <text:p text:style-name="P1">How is plandriven project planning</text:p>
          <text:list>
            <text:list-item>
              <text:p text:style-name="P1">Plan the work, work the plan, assume you can predict what is delivered</text:p>
            </text:list-item>
          </text:list>
        </text:list-item>
        <text:list-item>
          <text:p text:style-name="P1">How is progress measured?</text:p>
          <text:list>
            <text:list-item>
              <text:p text:style-name="P1">Through milestones and related documentation</text:p>
            </text:list-item>
          </text:list>
        </text:list-item>
        <text:list-item>
          <text:p text:style-name="P1">Why are milestones important?</text:p>
          <text:list>
            <text:list-item>
              <text:p text:style-name="P1">Measure of progress according to plan</text:p>
            </text:list-item>
          </text:list>
        </text:list-item>
        <text:list-item>
          <text:p text:style-name="P1">What is agile planning</text:p>
          <text:list>
            <text:list-item>
              <text:p text:style-name="P1">1. Welcomes changes, works from a prioritized product backlog, where content is constantly refined from the top and adjusted to learning</text:p>
            </text:list-item>
          </text:list>
        </text:list-item>
        <text:list-item>
          <text:p text:style-name="P1">Plandriven estimation</text:p>
          <text:list>
            <text:list-item>
              <text:p text:style-name="P1">Experience based estimation (likely, optimistic, pessimistic)</text:p>
            </text:list-item>
            <text:list-item>
              <text:p text:style-name="P1">Algoritmic based e.g. <office:annotation office:name="__Annotation__4_1242979046"><dc:creator>Unknown Author</dc:creator><dc:date>2019-01-05T20:03:19.680784812</dc:date><text:p text:style-name="P2"><text:span text:style-name="T1">Basic COCOMO computes software development effort (and cost) as a function of program size</text:span></text:p></office:annotation>Cocomo<office:annotation-end office:name="__Annotation__4_1242979046"/> – use of models and paramters</text:p>
            </text:list-item>
          </text:list>
        </text:list-item>
        <text:list-item>
          <text:p text:style-name="P1">Agile estimation</text:p>
          <text:list>
            <text:list-item>
              <text:p text:style-name="P1">Based on velocity of team measured in story poin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9:59:30.566298042</meta:creation-date>
    <dc:date>2019-01-05T20:03:55.357627663</dc:date>
    <meta:editing-duration>PT4M23S</meta:editing-duration>
    <meta:editing-cycles>5</meta:editing-cycles>
    <meta:generator>LibreOffice/6.1.4.2$Linux_X86_64 LibreOffice_project/10$Build-2</meta:generator>
    <meta:document-statistic meta:table-count="0" meta:image-count="0" meta:object-count="0" meta:page-count="1" meta:paragraph-count="14" meta:word-count="107" meta:character-count="647" meta:non-whitespace-character-count="566"/>
  </office:meta>
</office:document-meta>
</file>